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rif" svg:font-family="Serif" style:font-family-generic="roman"/>
    <style:font-face style:name="Source Code Pro" svg:font-family="'Source Code Pro', Menlo, monospace"/>
  </office:font-face-decls>
  <office:automatic-styles>
    <style:style style:name="P1" style:family="paragraph" style:parent-style-name="Text_20_body">
      <style:text-properties officeooo:paragraph-rsid="000d70bf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d70bf" style:font-size-asian="12pt" style:font-size-complex="12pt"/>
    </style:style>
    <style:style style:name="T5" style:family="text">
      <style:text-properties officeooo:rsid="000d70bf"/>
    </style:style>
    <style:style style:name="T6" style:family="text">
      <style:text-properties fo:font-variant="normal" fo:text-transform="none" fo:color="#d83713" loext:opacity="100%" style:font-name="Source Code Pro" fo:font-size="12pt" fo:letter-spacing="normal" fo:font-style="normal" fo:font-weight="normal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3">Heritage: Cố đô Hoa Lư: </text:span></text:span><text:span text:style-name="Strong_20_Emphasis"><text:span text:style-name="T4">heritageId: </text:span></text:span><text:span text:style-name="Strong_20_Emphasis"><text:span text:style-name="T6">67f3edb13834bd66e6e1c674</text:span></text:span></text:p>
      <text:p text:style-name="P1"><text:span text:style-name="Strong_20_Emphasis">Link tham khảo: </text:span><text:a xlink:type="simple" xlink:href="https://mia.vn/cam-nang-du-lich/co-do-hoa-lu-dau-an-vang-son-cua-mot-thoi-dan-toc-oai-hung-3001" text:style-name="Internet_20_link" text:visited-style-name="Visited_20_Internet_20_Link"><text:span text:style-name="Strong_20_Emphasis">https://mia.vn/cam-nang-du-lich/co-do-hoa-lu-dau-an-vang-son-cua-mot-thoi-dan-toc-oai-hung-3001</text:span></text:a></text:p>
      <text:p text:style-name="P1"><text:span text:style-name="Strong_20_Emphasis">Câu 1:</text:span> Cố đô Hoa Lư nằm ở tỉnh nào của Việt Nam?</text:p>
      <text:p text:style-name="P1">A. Hà Nam</text:p>
      <text:p text:style-name="P1">B. Ninh Bình</text:p>
      <text:p text:style-name="P1">C. Thanh Hóa</text:p>
      <text:p text:style-name="P1">D. Nam Định</text:p>
      <text:p text:style-name="P1"><text:span text:style-name="Strong_20_Emphasis">Đáp án đúng:</text:span> B. Ninh Bình</text:p>
      <text:p text:style-name="P1"><text:span text:style-name="Strong_20_Emphasis">Giải thích:</text:span> Cố đô Hoa Lư thuộc địa phận xã Trường Yên, huyện Hoa Lư, tỉnh Ninh Bình.</text:p>
      <text:p text:style-name="Horizontal_20_Line"/>
      <text:p text:style-name="P1"><text:span text:style-name="Strong_20_Emphasis">Câu 2:</text:span> Cố đô Hoa Lư từng là kinh đô của nước Đại Cồ Việt trong giai đoạn nào?</text:p>
      <text:p text:style-name="P1">A. Thế kỷ VIII</text:p>
      <text:p text:style-name="P1">B. Thế kỷ IX</text:p>
      <text:p text:style-name="P1">C. Thế kỷ X</text:p>
      <text:p text:style-name="P1">D. Thế kỷ XI</text:p>
      <text:p text:style-name="P1"><text:span text:style-name="Strong_20_Emphasis">Đáp án đúng:</text:span> C. Thế kỷ X</text:p>
      <text:p text:style-name="P1"><text:span text:style-name="Strong_20_Emphasis">Giải thích:</text:span> Hoa Lư là kinh đô của nước Đại Cồ Việt từ năm 968 đến năm 1010.</text:p>
      <text:p text:style-name="Horizontal_20_Line"/>
      <text:p text:style-name="P1"><text:span text:style-name="Strong_20_Emphasis">Câu 3:</text:span> Vị vua nào đã chọn Hoa Lư làm kinh đô?</text:p>
      <text:p text:style-name="P1">A. Đinh Bộ Lĩnh</text:p>
      <text:p text:style-name="P1">B. Lê Hoàn</text:p>
      <text:p text:style-name="P1">C. Lý Thái Tổ</text:p>
      <text:p text:style-name="P1">D. Trần Thái Tông</text:p>
      <text:p text:style-name="P1"><text:span text:style-name="Strong_20_Emphasis">Đáp án đúng:</text:span> A. Đinh <text:span text:style-name="T5">B</text:span>ộ Lĩnh</text:p>
      <text:p text:style-name="P1"><text:span text:style-name="Strong_20_Emphasis">Giải thích:</text:span> Sau khi thống nhất đất nước, Đinh Bộ Lĩnh lên ngôi hoàng đế và chọn Hoa Lư làm kinh đô.</text:p>
      <text:p text:style-name="Horizontal_20_Line"/>
      <text:p text:style-name="P1"><text:span text:style-name="Strong_20_Emphasis">Câu 4:</text:span> Cố đô Hoa Lư có địa hình đặc trưng như thế nào?</text:p>
      <text:p text:style-name="P1">A. Đồi cát trải dài</text:p>
      <text:p text:style-name="P1"><text:soft-page-break/>B. Địa thế hiểm yếu với núi đá vôi và sông ngòi</text:p>
      <text:p text:style-name="P1">C. Đồng bằng rộng lớn</text:p>
      <text:p text:style-name="P1">D. Vùng đất bazan đỏ</text:p>
      <text:p text:style-name="P1"><text:span text:style-name="Strong_20_Emphasis">Đáp án đúng:</text:span> B. Địa thế hiểm yếu với núi đá vôi và sông ngòi</text:p>
      <text:p text:style-name="P1"><text:span text:style-name="Strong_20_Emphasis">Giải thích:</text:span> Hoa Lư có vị trí phòng thủ tự nhiên tuyệt vời, được bao quanh bởi núi đá vôi và sông nước.</text:p>
      <text:p text:style-name="Horizontal_20_Line"/>
      <text:p text:style-name="P1"><text:span text:style-name="Strong_20_Emphasis">Câu 5:</text:span> Sau Đinh Tiên Hoàng, ai kế vị và tiếp tục trị vì tại Hoa Lư?</text:p>
      <text:p text:style-name="P1">A. Đinh Liễn</text:p>
      <text:p text:style-name="P1">B. Lê Hoàn</text:p>
      <text:p text:style-name="P1">C. Đinh Toàn</text:p>
      <text:p text:style-name="P1">D. Lý Công Uẩn</text:p>
      <text:p text:style-name="P1"><text:span text:style-name="Strong_20_Emphasis">Đáp án đúng:</text:span> C. Đinh Toàn</text:p>
      <text:p text:style-name="P1"><text:span text:style-name="Strong_20_Emphasis">Giải thích:</text:span> Sau cái chết của Đinh Tiên Hoàng, Đinh Toàn lên ngôi khi còn nhỏ tuổi.</text:p>
      <text:p text:style-name="Horizontal_20_Line"/>
      <text:p text:style-name="P1"><text:span text:style-name="Strong_20_Emphasis">Câu 6:</text:span> Triều đại nào tiếp nối triều Đinh và vẫn đặt kinh đô tại Hoa Lư?</text:p>
      <text:p text:style-name="P1">A. Nhà Lý</text:p>
      <text:p text:style-name="P1">B. Nhà Trần</text:p>
      <text:p text:style-name="P1">C. Nhà Tiền Lê</text:p>
      <text:p text:style-name="P1">D. Nhà Hậu Lê</text:p>
      <text:p text:style-name="P1"><text:span text:style-name="Strong_20_Emphasis">Đáp án đúng:</text:span> C. Nhà Tiền Lê</text:p>
      <text:p text:style-name="P1"><text:span text:style-name="Strong_20_Emphasis">Giải thích:</text:span> Nhà Tiền Lê, do Lê Hoàn sáng lập, tiếp tục đặt kinh đô ở Hoa Lư.</text:p>
      <text:p text:style-name="Horizontal_20_Line"/>
      <text:p text:style-name="P1"><text:span text:style-name="Strong_20_Emphasis">Câu 7:</text:span> Khu di tích Cố đô Hoa Lư ngày nay gồm những khu vực chính nào?</text:p>
      <text:p text:style-name="P1">A. Chỉ còn nền móng cung điện cũ</text:p>
      <text:p text:style-name="P1">B. Đền thờ vua Đinh, đền thờ vua Lê và nhiều di tích khác</text:p>
      <text:p text:style-name="P1">C. Chỉ còn đền thờ vua Đinh</text:p>
      <text:p text:style-name="P1">D. Một khu bảo tàng nhỏ</text:p>
      <text:p text:style-name="P1"><text:span text:style-name="Strong_20_Emphasis">Đáp án đúng:</text:span> B. Đền thờ vua Đinh, đền thờ vua Lê và nhiều di tích khác</text:p>
      <text:p text:style-name="P1"><text:span text:style-name="Strong_20_Emphasis">Giải thích:</text:span> Di tích bao gồm đền vua Đinh, đền vua Lê và nhiều công trình lịch sử khác.</text:p>
      <text:p text:style-name="Horizontal_20_Line"/>
      <text:p text:style-name="P1"><text:soft-page-break/><text:span text:style-name="Strong_20_Emphasis">Câu 8:</text:span> Cố đô Hoa Lư được UNESCO công nhận là Di sản thế giới trong Quần thể danh thắng Tràng An vào năm nào?</text:p>
      <text:p text:style-name="P1">A. 2009</text:p>
      <text:p text:style-name="P1">B. 2010</text:p>
      <text:p text:style-name="P1">C. 2014</text:p>
      <text:p text:style-name="P1">D. 2018</text:p>
      <text:p text:style-name="P1"><text:span text:style-name="Strong_20_Emphasis">Đáp án đúng:</text:span> C. 2014</text:p>
      <text:p text:style-name="P1"><text:span text:style-name="Strong_20_Emphasis">Giải thích:</text:span> Năm 2014, Cố đô Hoa Lư là một phần của Quần thể danh thắng Tràng An được UNESCO công nhận.</text:p>
      <text:p text:style-name="Horizontal_20_Line"/>
      <text:p text:style-name="P1"><text:span text:style-name="Strong_20_Emphasis">Câu 9:</text:span> Lễ hội truyền thống lớn nhất tại Cố đô Hoa Lư diễn ra vào tháng mấy âm lịch?</text:p>
      <text:p text:style-name="P1">A. Tháng Giêng</text:p>
      <text:p text:style-name="P1">B. Tháng Hai</text:p>
      <text:p text:style-name="P1">C. Tháng Ba</text:p>
      <text:p text:style-name="P1">D. Tháng Tư</text:p>
      <text:p text:style-name="P1"><text:span text:style-name="Strong_20_Emphasis">Đáp án đúng:</text:span> C. Tháng Ba</text:p>
      <text:p text:style-name="P1"><text:span text:style-name="Strong_20_Emphasis">Giải thích:</text:span> Lễ hội Trường Yên, hay còn gọi là Lễ hội Cố đô Hoa Lư, được tổ chức vào tháng Ba âm lịch.</text:p>
      <text:p text:style-name="Horizontal_20_Line"/>
      <text:p text:style-name="P1"><text:span text:style-name="Strong_20_Emphasis">Câu 10:</text:span> Lễ hội Cố đô Hoa Lư nhằm tưởng nhớ công lao của ai?</text:p>
      <text:p text:style-name="P1">A. Các vị vua nhà Trần</text:p>
      <text:p text:style-name="P1">B. Các vị vua nhà Lê</text:p>
      <text:p text:style-name="P1">C. Vua Đinh Tiên Hoàng và vua Lê Đại Hành</text:p>
      <text:p text:style-name="P1">D. Vua Lý Thái Tổ</text:p>
      <text:p text:style-name="P1"><text:span text:style-name="Strong_20_Emphasis">Đáp án đúng:</text:span> C. Vua Đinh Tiên Hoàng và vua Lê Đại Hành</text:p>
      <text:p text:style-name="P1"><text:span text:style-name="Strong_20_Emphasis">Giải thích:</text:span> Lễ hội nhằm tri ân công lao của vua Đinh và vua Lê, những người có công lớn với đất nước.</text:p>
      <text:p text:style-name="Horizontal_20_Line"/>
      <text:p text:style-name="P1"><text:span text:style-name="Strong_20_Emphasis">Câu 11:</text:span> Cố đô Hoa Lư có ý nghĩa lịch sử gì đối với Việt Nam?</text:p>
      <text:p text:style-name="P1">A. Khởi nguồn của nền văn hóa Đông Sơn</text:p>
      <text:p text:style-name="P1">B. Mở đầu nền quân chủ tập quyền, thống nhất đất nước</text:p>
      <text:p text:style-name="P1"><text:soft-page-break/>C. Kết thúc thời kỳ phong kiến</text:p>
      <text:p text:style-name="P1">D. Khởi nguồn cho triều Nguyễn</text:p>
      <text:p text:style-name="P1"><text:span text:style-name="Strong_20_Emphasis">Đáp án đúng:</text:span> B. Mở đầu nền quân chủ tập quyền, thống nhất đất nước</text:p>
      <text:p text:style-name="P1"><text:span text:style-name="Strong_20_Emphasis">Giải thích:</text:span> Đinh Bộ Lĩnh thống nhất cát cứ, lập ra nhà nước Đại Cồ Việt, mở đầu chế độ quân chủ tập quyền.</text:p>
      <text:p text:style-name="Horizontal_20_Line"/>
      <text:p text:style-name="P1"><text:span text:style-name="Strong_20_Emphasis">Câu 12:</text:span> Các công trình kiến trúc tại Cố đô Hoa Lư chủ yếu sử dụng vật liệu gì?</text:p>
      <text:p text:style-name="P1">A. Đá vôi và gỗ</text:p>
      <text:p text:style-name="P1">B. Gạch nung đỏ</text:p>
      <text:p text:style-name="P1">C. Tre, nứa</text:p>
      <text:p text:style-name="P1">D. Xi măng và thép</text:p>
      <text:p text:style-name="P1"><text:span text:style-name="Strong_20_Emphasis">Đáp án đúng:</text:span> A. Đá vôi và gỗ</text:p>
      <text:p text:style-name="P1"><text:span text:style-name="Strong_20_Emphasis">Giải thích:</text:span> Các công trình xưa sử dụng đá vôi kết hợp gỗ, tận dụng nguồn vật liệu địa phương bền vững.</text:p>
      <text:p text:style-name="normal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rif" svg:font-family="Serif" style:font-family-generic="roman"/>
    <style:font-face style:name="Source Code Pro" svg:font-family="'Source Code Pro', Menlo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Label_20_1" style:display-name="ListLabel 1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2" style:display-name="ListLabel 2" style:family="text">
      <style:text-properties fo:color="#1155cc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28T00:07:16.851894047</dc:date>
    <meta:editing-duration>PT1H5M49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4" meta:paragraph-count="86" meta:word-count="807" meta:character-count="3432" meta:non-whitespace-character-count="2711"/>
  </office:meta>
</office:document-meta>
</file>